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 Credit cards</text:p>
          </table:table-cell>
          <table:table-cell office:value-type="string" calcext:value-type="string">
            <text:p>Loy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5" calcext:value-type="float">
            <text:p>35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el</text:p>
          </table:table-cell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nah</text:p>
          </table:table-cell>
          <table:table-cell office:value-type="float" office:value="63" calcext:value-type="float">
            <text:p>6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59" calcext:value-type="float">
            <text:p>59</text:p>
          </table:table-cell>
          <table:table-cell office:value-type="float" office:value="170000" calcext:value-type="float">
            <text:p>1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lie</text:p>
          </table:table-cell>
          <table:table-cell office:value-type="float" office:value="25" calcext:value-type="float">
            <text:p>25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37" calcext:value-type="float">
            <text:p>37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ohn-David</text:p>
          </table:table-cell>
          <table:table-cell table:formula="of:=SQRT((([.B2]-[.$B$7])/([.$B$4]-[.$B$3]))^2+(([.C2]-[.$C$7])/([.$C$4]-[.$C$2]))^2+(([.D2]-[.$D$7])/([.$D$6]-[.$D$4]))^2)" office:value-type="float" office:value="0.348934248693805" calcext:value-type="float">
            <text:p>0,348934248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achel-David</text:p>
          </table:table-cell>
          <table:table-cell table:formula="of:=SQRT((([.B3]-[.$B$7])/([.$B$4]-[.$B$3]))^2+(([.C3]-[.$C$7])/([.$C$4]-[.$C$2]))^2+(([.D3]-[.$D$7])/([.$D$6]-[.$D$4]))^2)" office:value-type="float" office:value="0.365853658536585" calcext:value-type="float">
            <text:p>0,365853658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annah David</text:p>
          </table:table-cell>
          <table:table-cell table:formula="of:=SQRT((([.B4]-[.$B$7])/([.$B$4]-[.$B$3]))^2+(([.C4]-[.$C$7])/([.$C$4]-[.$C$2]))^2+(([.D4]-[.$D$7])/([.$D$6]-[.$D$4]))^2)" office:value-type="float" office:value="1.15745365976106" calcext:value-type="float">
            <text:p>1,157453659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om David</text:p>
          </table:table-cell>
          <table:table-cell table:formula="of:=SQRT((([.B5]-[.$B$7])/([.$B$4]-[.$B$3]))^2+(([.C5]-[.$C$7])/([.$C$4]-[.$C$2]))^2+(([.D5]-[.$D$7])/([.$D$6]-[.$D$4]))^2)" office:value-type="float" office:value="0.963307108763413" calcext:value-type="float">
            <text:p>0,963307108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ellie David</text:p>
          </table:table-cell>
          <table:table-cell table:formula="of:=SQRT((([.B6]-[.$B$7])/([.$B$4]-[.$B$3]))^2+(([.C6]-[.$C$7])/([.$C$4]-[.$C$2]))^2+(([.D6]-[.$D$7])/([.$D$6]-[.$D$4]))^2)" office:value-type="float" office:value="0.730603062328633" calcext:value-type="float">
            <text:p>0,730603062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avid David</text:p>
          </table:table-cell>
          <table:table-cell table:formula="of:=SQRT((([.B7]-[.$B$7])/([.$B$4]-[.$B$3]))^2+(([.C7]-[.$C$7])/([.$C$4]-[.$C$2]))^2+(([.D7]-[.$D$7])/([.$D$6]-[.$D$4]))^2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YES</text:p>
          </table:table-cell>
          <table:table-cell table:formula="of:=1/[.F10]+1/[.F13]" office:value-type="float" office:value="4.10206561979915" calcext:value-type="float">
            <text:p>4,102065619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formula="of:=1/[.F9]" office:value-type="float" office:value="2.8658694402839" calcext:value-type="float">
            <text:p>2,8658694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4:22:23.665010143</meta:creation-date>
    <dc:date>2018-02-15T17:37:03.694042501</dc:date>
    <meta:editing-duration>PT2H43M39S</meta:editing-duration>
    <meta:editing-cycles>1</meta:editing-cycles>
    <meta:document-statistic meta:table-count="1" meta:cell-count="50" meta:object-count="0"/>
    <meta:generator>LibreOffice/5.1.6.2$Linux_X86_64 LibreOffice_project/10m0$Build-2</meta:generator>
  </office:meta>
</office:document-meta>
</file>